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0f3fb1" officeooo:paragraph-rsid="000f3fb1"/>
    </style:style>
    <style:style style:name="P2" style:family="paragraph" style:parent-style-name="Text_20_body">
      <style:text-properties officeooo:rsid="000f3fb1" officeooo:paragraph-rsid="001107b2"/>
    </style:style>
    <style:style style:name="P3" style:family="paragraph" style:parent-style-name="Text_20_body">
      <style:text-properties officeooo:rsid="000f3fb1" officeooo:paragraph-rsid="000f5ee3"/>
    </style:style>
    <style:style style:name="P4" style:family="paragraph" style:parent-style-name="Text_20_body">
      <style:text-properties officeooo:rsid="000f3fb1" officeooo:paragraph-rsid="001003fd"/>
    </style:style>
    <style:style style:name="P5" style:family="paragraph" style:parent-style-name="Text_20_body">
      <style:text-properties officeooo:rsid="00125eb6" officeooo:paragraph-rsid="00125eb6"/>
    </style:style>
    <style:style style:name="P6" style:family="paragraph" style:parent-style-name="Text_20_body" style:list-style-name="L1">
      <style:text-properties officeooo:rsid="00125eb6" officeooo:paragraph-rsid="00125eb6"/>
    </style:style>
    <style:style style:name="P7" style:family="paragraph" style:parent-style-name="Heading_20_3">
      <style:text-properties officeooo:rsid="00145b0d" officeooo:paragraph-rsid="00145b0d"/>
    </style:style>
    <style:style style:name="P8" style:family="paragraph" style:parent-style-name="Text_20_body">
      <style:text-properties officeooo:rsid="00145b0d" officeooo:paragraph-rsid="00145b0d"/>
    </style:style>
    <style:style style:name="P9" style:family="paragraph" style:parent-style-name="Text_20_body">
      <style:text-properties officeooo:rsid="00147915" officeooo:paragraph-rsid="00147915"/>
    </style:style>
    <style:style style:name="T1" style:family="text">
      <style:text-properties officeooo:rsid="001107b2"/>
    </style:style>
    <style:style style:name="T2" style:family="text">
      <style:text-properties officeooo:rsid="00147915"/>
    </style:style>
    <style:style style:name="T3" style:family="text">
      <style:text-properties officeooo:rsid="0015d4b4"/>
    </style:style>
    <style:style style:name="T4" style:family="text">
      <style:text-properties officeooo:rsid="000f3fb1"/>
    </style:style>
    <style:style style:name="T5" style:family="text">
      <style:text-properties officeooo:rsid="000dd743"/>
    </style:style>
    <style:style style:name="T6" style:family="text">
      <style:text-properties officeooo:rsid="000f5ee3"/>
    </style:style>
    <style:style style:name="T7" style:family="text">
      <style:text-properties officeooo:rsid="001003fd"/>
    </style:style>
    <style:style style:name="T8" style:family="text">
      <style:text-properties officeooo:rsid="00145b0d"/>
    </style:style>
    <style:style style:name="T9" style:family="text">
      <style:text-properties fo:font-weight="bold" officeooo:rsid="00145b0d" style:font-weight-asian="bold" style:font-weight-complex="bold"/>
    </style:style>
    <style:style style:name="T10" style:family="text">
      <style:text-properties fo:font-weight="bold" style:font-weight-asian="bold"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t Robot – Partie Échange de données</text:p>
      <text:h text:style-name="Heading_20_1" text:outline-level="1"><text:span text:style-name="T1"><text:s/></text:span>Contexte</text:h>
      <text:h text:style-name="Heading_20_2" text:outline-level="2"><text:span text:style-name="T1"><text:s/></text:span>Objectif</text:h>
      <text:p text:style-name="P2"><text:span text:style-name="T1">Réaliser une nouvelle version d’un </text:span>robot mobile de compagnie <text:span text:style-name="T1">(projet DIY)</text:span>. <text:span text:style-name="T1">On recherche un faible coût, une structure et un fonctionnement fiable et évolutif. </text:span><text:span text:style-name="T2">L’objectif final est de pouvoir le mettre à disposition à des personnes isolées et fragiles pour leur permettre de rentrer en contact avec d’autres personnes </text:span><text:span text:style-name="T3">(visio conf) </text:span><text:span text:style-name="T2">et pour avoir le cas échéant un attachement à un objet doué d’interactivité lié à l’écosystème Android et Internet et pouvant mettre en relation avec des IA. Il peut aussi avoir un volet sécurité au sens large.</text:span></text:p>
      <text:h text:style-name="Heading_20_2" text:outline-level="2"><text:span text:style-name="T1"><text:s/>Evolution</text:span><text:span text:style-name="T4"> du projet </text:span><text:span text:style-name="T5"> :</text:span></text:h>
      <text:p text:style-name="P3"><text:span text:style-name="T6">Il s’agit d’une nouvelle version d’un robot fonctionnel. Le robot initial intégrait pour le traitement des données : un smartphone embarqué SE pour utiliser ses applis et ses capteurs via Tasker, un Raspberry embarqué pour le traitement des données intégrant celles de SE et d’un Arduino Mega et suivant les ordres venant d’un pilote qui pouvait utiliser différents média de pilotage (voix, manette,clavier,…). Le pilote de base est un smartphone équipé d’une carter SIM, SP. La nouvelle organisation a éliminé le RPI </text:span><text:span text:style-name="T7">embarqué. Il reste un RPI équipé d’un serveur Web, accessible en local ou à distance, qui est équipé d’un clone du programme node-red de SP permettant d’utiliser tout appareil muni d’une connexion et des codes de devenir le pilote via node-red du robot.</text:span><text:span text:style-name="T6"><text:line-break/></text:span></text:p>
      <text:h text:style-name="Heading_20_2" text:outline-level="2"><text:span text:style-name="T1"><text:s/>C</text:span><text:span text:style-name="T7">omposants</text:span> :</text:h>
      <text:h text:style-name="Heading_20_3" text:outline-level="3"><text:span text:style-name="T1">U</text:span>ne plateforme mobile</text:h>
      <text:p text:style-name="P4">- d’une plateforme avec deux roues équipées d’encodeur et d’une roue libre, d’un tronc et d’une tête, géré par 3 servomoteurs : mon<text:span text:style-name="T6">t</text:span>é descente du tronc, tête mouvement verticale et horizontal . Des leds programmables permettent d’exprimer des émotions via des fonctions, ou des dangers en co<text:span text:style-name="T6">r</text:span>r<text:span text:style-name="T6">é</text:span>lation avec <text:span text:style-name="T6">des</text:span> capteurs. <text:span text:style-name="T3">Une enceinte portable améliore les échanges sonores.</text:span></text:p>
      <text:p text:style-name="P3">- des capteurs Ultrasons permettent de connaître la distance des obstacles, un détecteur de mouvement permet de détecter une présence, un capteur de force de gérer une laisse qui par les variations de tensions indiquent les ordres de déplacement. Trois micros indiquent la localisation des sons.</text:p>
      <text:h text:style-name="Heading_20_3" text:outline-level="3">Une carte mega arduino</text:h>
      <text:p text:style-name="P3">- <text:span text:style-name="T7">une carte Mega gère les capteurs et actionneurs de la plateforme (en association avec une UNO qui gère les moteurs des roues) . La carte peut traiter certaines données en local (gestion du temps, encodage des données pour transmission, réaction rapide) et transmet les données via USB à SE.</text:span></text:p>
      <text:h text:style-name="Heading_20_3" text:outline-level="3"><text:soft-page-break/>Un smartphone embarqué SE</text:h>
      <text:p text:style-name="P5">- Par son port USB via une application <text:span text:style-name="T8">Arduino </text:span><text:span text:style-name="T9">IOT UART Gateway,</text:span> il transmet au pilote par MQTT les données de l’Arduino et reçoit les commandes.</text:p>
      <text:p text:style-name="P5">- Par son application <text:span text:style-name="T10">Tasker</text:span> il reçoit les données du pilote et est controlé à distance par le pilote</text:p>
      <text:list text:style-name="L1">
        <text:list-item>
          <text:list>
            <text:list-item>
              <text:p text:style-name="P6">gestion ouverture fermeture d’applications (viso conf…)</text:p>
            </text:list-item>
            <text:list-item>
              <text:p text:style-name="P6">échange MQTT avec pilote</text:p>
            </text:list-item>
            <text:list-item>
              <text:p text:style-name="P6">affichage de scènes (visuel d’informations, de status, d’émotion par son écran) </text:p>
            </text:list-item>
          </text:list>
        </text:list-item>
      </text:list>
      <text:p text:style-name="P5">- Utilisation des capteurs du smartphone et de ses caméras et micros pour compéter les infos de la plateforme</text:p>
      <text:h text:style-name="P7" text:outline-level="3">Un smartphone pilote SP (ou autre pilote)</text:h>
      <text:p text:style-name="P8">- Le pilote doit disposer de node-red pour générer les écrans de pilotage. Pour l’instant j’ai retenu l’idée d’un clone du code, l’un pour SE et l’autre pour le RPI serveur installé sur ma box.</text:p>
      <text:p text:style-name="P8">- D’un mode de connexion . L’idée est de piloter soit le robot en local dans un espace au réseau limité par SP (création d’un réseau local « portatif », soit via le partage de connexion du SP en accédant au serveur RPI , soit directement de SE à RPI en utilisant un wifi indépendant où SE peut se connecter.</text:p>
      <text:h text:style-name="Heading_20_3" text:outline-level="3">Un interface utilisateur</text:h>
      <text:p text:style-name="P9">Le robot possède différents mode de fonctionnement : autonome (sécurité), suiveur (déplacement par info. sur la tension différentielle de la laisse, couplé aux capteurs US), télécommandé par joystick (programme python de recombinaison des touches, transmise par Bluetooth à Node-red de SP). Pilotage par un catalogue de mots clefs enregistré (chaine speack to text → Text commande/ dico → commandes transmisent <text:span text:style-name="T3">et retour potentiel par text to speack), écran tactile, clavier souris.<text:line-break/>Des combinaisons sont possibles (joystick + support smartphone + SP), …..</text:span></text:p>
      <text:h text:style-name="Heading_20_2"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10:40:51.205262600</meta:creation-date>
    <dc:date>2025-11-16T12:17:42.286164900</dc:date>
    <meta:editing-duration>PT5M35S</meta:editing-duration>
    <meta:editing-cycles>1</meta:editing-cycles>
    <meta:document-statistic meta:table-count="0" meta:image-count="0" meta:object-count="0" meta:page-count="2" meta:paragraph-count="25" meta:word-count="676" meta:character-count="4109" meta:non-whitespace-character-count="3462"/>
    <meta:generator>LibreOffice/25.8.2.2$Windows_X86_64 LibreOffice_project/d401f2107ccab8f924a8e2df40f573aab7605b6f</meta:generator>
  </office:meta>
</office:document-meta>
</file>